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dash" draw:stroke-dash="Ultrafine_20_Dashe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0.762cm" svg:y1="1.499cm" svg:x2="27.178cm" svg:y2="1.499cm">
            <text:p/>
          </draw:line>
          <draw:line draw:style-name="gr2" draw:text-style-name="P1" draw:layer="layout" svg:x1="0.762cm" svg:y1="5.055cm" svg:x2="27.178cm" svg:y2="5.055cm">
            <text:p/>
          </draw:line>
          <draw:line draw:style-name="gr2" draw:text-style-name="P1" draw:layer="layout" svg:x1="0.762cm" svg:y1="8.611cm" svg:x2="27.178cm" svg:y2="8.611cm">
            <text:p/>
          </draw:line>
          <draw:line draw:style-name="gr2" draw:text-style-name="P1" draw:layer="layout" svg:x1="0.762cm" svg:y1="12.192cm" svg:x2="27.178cm" svg:y2="12.167cm">
            <text:p/>
          </draw:line>
          <draw:line draw:style-name="gr2" draw:text-style-name="P1" draw:layer="layout" svg:x1="0.762cm" svg:y1="1.499cm" svg:x2="0.762cm" svg:y2="19.279cm">
            <text:p/>
          </draw:line>
          <draw:line draw:style-name="gr2" draw:text-style-name="P1" draw:layer="layout" svg:x1="7.366cm" svg:y1="1.499cm" svg:x2="7.366cm" svg:y2="19.279cm">
            <text:p/>
          </draw:line>
          <draw:line draw:style-name="gr2" draw:text-style-name="P1" draw:layer="layout" svg:x1="27.178cm" svg:y1="1.499cm" svg:x2="27.178cm" svg:y2="19.279cm">
            <text:p/>
          </draw:line>
          <draw:line draw:style-name="gr2" draw:text-style-name="P1" draw:layer="layout" svg:x1="13.97cm" svg:y1="1.499cm" svg:x2="13.97cm" svg:y2="19.279cm">
            <text:p/>
          </draw:line>
          <draw:line draw:style-name="gr2" draw:text-style-name="P1" draw:layer="layout" svg:x1="20.574cm" svg:y1="1.499cm" svg:x2="20.574cm" svg:y2="19.279cm">
            <text:p/>
          </draw:line>
          <draw:line draw:style-name="gr2" draw:text-style-name="P1" draw:layer="layout" svg:x1="0.762cm" svg:y1="15.748cm" svg:x2="27.178cm" svg:y2="15.723cm">
            <text:p/>
          </draw:line>
          <draw:line draw:style-name="gr2" draw:text-style-name="P1" draw:layer="layout" svg:x1="0.762cm" svg:y1="19.304cm" svg:x2="27.178cm" svg:y2="19.2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24cm" fo:margin-bottom="1.524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16T09:32:42.78</meta:creation-date>
    <dc:date>2016-01-16T09:53:17.22</dc:date>
    <dc:creator>Paul Koenig</dc:creator>
    <meta:editing-duration>PT20M35S</meta:editing-duration>
    <meta:editing-cycles>1</meta:editing-cycles>
    <meta:document-statistic meta:object-count="12"/>
    <meta:generator>OpenOffice/4.1.0$Win32 OpenOffice.org_project/410m18$Build-9764</meta:generator>
  </office:meta>
</office:document-meta>
</file>